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6" calcext:value-type="float">
            <text:p>246</text:p>
          </table:table-cell>
          <table:table-cell office:value-type="float" office:value="58" calcext:value-type="float">
            <text:p>58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63" calcext:value-type="float">
            <text:p>6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7" calcext:value-type="float">
            <text:p>377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8" calcext:value-type="float">
            <text:p>318</text:p>
          </table:table-cell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 style:data-style-name="N2" text:time-value="12:02:32.56899432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9:13.789242154</meta:creation-date>
    <dc:date>2018-12-15T12:03:37.577062071</dc:date>
    <meta:editing-duration>PT2M9S</meta:editing-duration>
    <meta:editing-cycles>2</meta:editing-cycles>
    <meta:generator>LibreOffice/5.1.6.2$Linux_X86_64 LibreOffice_project/10m0$Build-2</meta:generator>
    <meta:document-statistic meta:table-count="1" meta:cell-count="70" meta:object-count="0"/>
  </office:meta>
</office:document-meta>
</file>